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2.565cm"/>
    </style:style>
    <style:style style:name="co5" style:family="table-column">
      <style:table-column-properties fo:break-before="auto" style:column-width="3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23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CASP-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2" office:value-type="string" calcext:value-type="string">
            <text:p>Instance</text:p>
          </table:table-cell>
          <table:table-cell table:style-name="ce12" office:value-type="string" calcext:value-type="string">
            <text:p>Time (s)</text:p>
          </table:table-cell>
          <table:table-cell table:style-name="ce2" office:value-type="string" calcext:value-type="string">
            <text:p>Gap (%)</text:p>
          </table:table-cell>
          <table:table-cell table:style-name="ce12" office:value-type="string" calcext:value-type="string">
            <text:p>LB</text:p>
          </table:table-cell>
          <table:table-cell table:style-name="ce12" office:value-type="string" calcext:value-type="string">
            <text:p>Best</text:p>
          </table:table-cell>
          <table:table-cell table:style-name="ce12" office:value-type="string" calcext:value-type="string">
            <text:p>Proven optimal?</text:p>
          </table:table-cell>
          <table:table-cell table:style-name="ce23" table:number-columns-repeated="1014"/>
        </table:table-row>
        <table:table-row table:style-name="ro1">
          <table:table-cell office:value-type="string" calcext:value-type="string">
            <text:p>instances/GenMB/instance_Gen_Meisel2009_10m_20_1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7000" calcext:value-type="float">
            <text:p>17000</text:p>
          </table:table-cell>
          <table:table-cell table:formula="of:=IF(AND([.B2]&lt;3600;[.B2]&lt;&gt;&quot;&quot;;[.C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10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5600" calcext:value-type="float">
            <text:p>15600</text:p>
          </table:table-cell>
          <table:table-cell table:formula="of:=IF(AND([.B3]&lt;3600;[.B3]&lt;&gt;&quot;&quot;;[.C3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2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IF(AND([.B4]&lt;3600;[.B4]&lt;&gt;&quot;&quot;;[.C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3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2200" calcext:value-type="float">
            <text:p>22200</text:p>
          </table:table-cell>
          <table:table-cell table:formula="of:=IF(AND([.B5]&lt;3600;[.B5]&lt;&gt;&quot;&quot;;[.C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4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1991.7" calcext:value-type="float">
            <text:p>11991,7</text:p>
          </table:table-cell>
          <table:table-cell table:formula="of:=IF(AND([.B6]&lt;3600;[.B6]&lt;&gt;&quot;&quot;;[.C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5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200" calcext:value-type="float">
            <text:p>3200</text:p>
          </table:table-cell>
          <table:table-cell table:formula="of:=IF(AND([.B7]&lt;3600;[.B7]&lt;&gt;&quot;&quot;;[.C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6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1000" calcext:value-type="float">
            <text:p>21000</text:p>
          </table:table-cell>
          <table:table-cell table:formula="of:=IF(AND([.B8]&lt;3600;[.B8]&lt;&gt;&quot;&quot;;[.C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7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9000" calcext:value-type="float">
            <text:p>19000</text:p>
          </table:table-cell>
          <table:table-cell table:formula="of:=IF(AND([.B9]&lt;3600;[.B9]&lt;&gt;&quot;&quot;;[.C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8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8800" calcext:value-type="float">
            <text:p>8800</text:p>
          </table:table-cell>
          <table:table-cell table:formula="of:=IF(AND([.B10]&lt;3600;[.B10]&lt;&gt;&quot;&quot;;[.C1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9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1000" calcext:value-type="float">
            <text:p>11000</text:p>
          </table:table-cell>
          <table:table-cell table:formula="of:=IF(AND([.B11]&lt;3600;[.B11]&lt;&gt;&quot;&quot;;[.C1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1.dat</text:p>
          </table:table-cell>
          <table:table-cell office:value-type="float" office:value="97" calcext:value-type="float">
            <text:p>97</text:p>
          </table:table-cell>
          <table:table-cell office:value-type="percentage" office:value="0.000034367" calcext:value-type="percentage">
            <text:p>0,0 %</text:p>
          </table:table-cell>
          <table:table-cell office:value-type="float" office:value="58018.8" calcext:value-type="float">
            <text:p>58018,8</text:p>
          </table:table-cell>
          <table:table-cell office:value-type="float" office:value="58020.8" calcext:value-type="float">
            <text:p>58020,8</text:p>
          </table:table-cell>
          <table:table-cell table:formula="of:=IF(AND([.B12]&lt;3600;[.B12]&lt;&gt;&quot;&quot;;[.C1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10.dat</text:p>
          </table:table-cell>
          <table:table-cell office:value-type="float" office:value="18" calcext:value-type="float">
            <text:p>18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6958.3" calcext:value-type="float">
            <text:p>36958,3</text:p>
          </table:table-cell>
          <table:table-cell table:formula="of:=IF(AND([.B13]&lt;3600;[.B13]&lt;&gt;&quot;&quot;;[.C13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2.dat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000905543" calcext:value-type="percentage">
            <text:p>0,0 %</text:p>
          </table:table-cell>
          <table:table-cell office:value-type="float" office:value="53143.1" calcext:value-type="float">
            <text:p>53143,1</text:p>
          </table:table-cell>
          <table:table-cell office:value-type="float" office:value="53147.9" calcext:value-type="float">
            <text:p>53147,9</text:p>
          </table:table-cell>
          <table:table-cell table:formula="of:=IF(AND([.B14]&lt;3600;[.B14]&lt;&gt;&quot;&quot;;[.C1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3.dat</text:p>
          </table:table-cell>
          <table:table-cell office:value-type="float" office:value="295" calcext:value-type="float">
            <text:p>295</text:p>
          </table:table-cell>
          <table:table-cell office:value-type="percentage" office:value="0.0000970623" calcext:value-type="percentage">
            <text:p>0,0 %</text:p>
          </table:table-cell>
          <table:table-cell office:value-type="float" office:value="67530.9" calcext:value-type="float">
            <text:p>67530,9</text:p>
          </table:table-cell>
          <table:table-cell office:value-type="float" office:value="67537.5" calcext:value-type="float">
            <text:p>67537,5</text:p>
          </table:table-cell>
          <table:table-cell table:formula="of:=IF(AND([.B15]&lt;3600;[.B15]&lt;&gt;&quot;&quot;;[.C1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4.dat</text:p>
          </table:table-cell>
          <table:table-cell office:value-type="float" office:value="16" calcext:value-type="float">
            <text:p>16</text:p>
          </table:table-cell>
          <table:table-cell office:value-type="percentage" office:value="0.000022237" calcext:value-type="percentage">
            <text:p>0,0 %</text:p>
          </table:table-cell>
          <table:table-cell office:value-type="float" office:value="46455.2" calcext:value-type="float">
            <text:p>46455,2</text:p>
          </table:table-cell>
          <table:table-cell office:value-type="float" office:value="46456.2" calcext:value-type="float">
            <text:p>46456,2</text:p>
          </table:table-cell>
          <table:table-cell table:formula="of:=IF(AND([.B16]&lt;3600;[.B16]&lt;&gt;&quot;&quot;;[.C1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5.dat</text:p>
          </table:table-cell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4800" calcext:value-type="float">
            <text:p>14800</text:p>
          </table:table-cell>
          <table:table-cell table:formula="of:=IF(AND([.B17]&lt;3600;[.B17]&lt;&gt;&quot;&quot;;[.C1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6.dat</text:p>
          </table:table-cell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9508.3" calcext:value-type="float">
            <text:p>19508,3</text:p>
          </table:table-cell>
          <table:table-cell table:formula="of:=IF(AND([.B18]&lt;3600;[.B18]&lt;&gt;&quot;&quot;;[.C1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7.dat</text:p>
          </table:table-cell>
          <table:table-cell office:value-type="float" office:value="2722" calcext:value-type="float">
            <text:p>2722</text:p>
          </table:table-cell>
          <table:table-cell office:value-type="percentage" office:value="0.0000980238" calcext:value-type="percentage">
            <text:p>0,0 %</text:p>
          </table:table-cell>
          <table:table-cell office:value-type="float" office:value="71590.9" calcext:value-type="float">
            <text:p>71590,9</text:p>
          </table:table-cell>
          <table:table-cell office:value-type="float" office:value="71597.9" calcext:value-type="float">
            <text:p>71597,9</text:p>
          </table:table-cell>
          <table:table-cell table:formula="of:=IF(AND([.B19]&lt;3600;[.B19]&lt;&gt;&quot;&quot;;[.C1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8.dat</text:p>
          </table:table-cell>
          <table:table-cell office:value-type="float" office:value="22" calcext:value-type="float">
            <text:p>2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3895.8" calcext:value-type="float">
            <text:p>43895,8</text:p>
          </table:table-cell>
          <table:table-cell table:formula="of:=IF(AND([.B20]&lt;3600;[.B20]&lt;&gt;&quot;&quot;;[.C2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9.dat</text:p>
          </table:table-cell>
          <table:table-cell office:value-type="float" office:value="7" calcext:value-type="float">
            <text:p>7</text:p>
          </table:table-cell>
          <table:table-cell office:value-type="percentage" office:value="0.0000906368" calcext:value-type="percentage">
            <text:p>0,0 %</text:p>
          </table:table-cell>
          <table:table-cell office:value-type="float" office:value="24881.1" calcext:value-type="float">
            <text:p>24881,1</text:p>
          </table:table-cell>
          <table:table-cell office:value-type="float" office:value="24883.3" calcext:value-type="float">
            <text:p>24883,3</text:p>
          </table:table-cell>
          <table:table-cell table:formula="of:=IF(AND([.B21]&lt;3600;[.B21]&lt;&gt;&quot;&quot;;[.C2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1.dat</text:p>
          </table:table-cell>
          <table:table-cell office:value-type="float" office:value="163" calcext:value-type="float">
            <text:p>163</text:p>
          </table:table-cell>
          <table:table-cell office:value-type="percentage" office:value="0.0000880034" calcext:value-type="percentage">
            <text:p>0,0 %</text:p>
          </table:table-cell>
          <table:table-cell office:value-type="float" office:value="53205.7" calcext:value-type="float">
            <text:p>53205,7</text:p>
          </table:table-cell>
          <table:table-cell office:value-type="float" office:value="53210.4" calcext:value-type="float">
            <text:p>53210,4</text:p>
          </table:table-cell>
          <table:table-cell table:formula="of:=IF(AND([.B22]&lt;3600;[.B22]&lt;&gt;&quot;&quot;;[.C2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10.dat</text:p>
          </table:table-cell>
          <table:table-cell office:value-type="float" office:value="1320" calcext:value-type="float">
            <text:p>1320</text:p>
          </table:table-cell>
          <table:table-cell office:value-type="percentage" office:value="0.0000999903" calcext:value-type="percentage">
            <text:p>0,0 %</text:p>
          </table:table-cell>
          <table:table-cell office:value-type="float" office:value="61514.7" calcext:value-type="float">
            <text:p>61514,7</text:p>
          </table:table-cell>
          <table:table-cell office:value-type="float" office:value="61520.8" calcext:value-type="float">
            <text:p>61520,8</text:p>
          </table:table-cell>
          <table:table-cell table:formula="of:=IF(AND([.B23]&lt;3600;[.B23]&lt;&gt;&quot;&quot;;[.C23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2.dat</text:p>
          </table:table-cell>
          <table:table-cell office:value-type="float" office:value="1660" calcext:value-type="float">
            <text:p>1660</text:p>
          </table:table-cell>
          <table:table-cell office:value-type="percentage" office:value="0.0000992504" calcext:value-type="percentage">
            <text:p>0,0 %</text:p>
          </table:table-cell>
          <table:table-cell office:value-type="float" office:value="67905.8" calcext:value-type="float">
            <text:p>67905,8</text:p>
          </table:table-cell>
          <table:table-cell office:value-type="float" office:value="67912.5" calcext:value-type="float">
            <text:p>67912,5</text:p>
          </table:table-cell>
          <table:table-cell table:formula="of:=IF(AND([.B24]&lt;3600;[.B24]&lt;&gt;&quot;&quot;;[.C2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3.dat</text:p>
          </table:table-cell>
          <table:table-cell office:value-type="float" office:value="27" calcext:value-type="float">
            <text:p>27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5727.1" calcext:value-type="float">
            <text:p>35727,1</text:p>
          </table:table-cell>
          <table:table-cell table:formula="of:=IF(AND([.B25]&lt;3600;[.B25]&lt;&gt;&quot;&quot;;[.C2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4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0912824" calcext:value-type="percentage">
            <text:p>9,1 %</text:p>
          </table:table-cell>
          <table:table-cell office:value-type="float" office:value="84997.3" calcext:value-type="float">
            <text:p>84997,3</text:p>
          </table:table-cell>
          <table:table-cell office:value-type="float" office:value="93535.4" calcext:value-type="float">
            <text:p>93535,4</text:p>
          </table:table-cell>
          <table:table-cell table:formula="of:=IF(AND([.B26]&lt;3600;[.B26]&lt;&gt;&quot;&quot;;[.C26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5.dat</text:p>
          </table:table-cell>
          <table:table-cell office:value-type="float" office:value="69" calcext:value-type="float">
            <text:p>69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56045.8" calcext:value-type="float">
            <text:p>56045,8</text:p>
          </table:table-cell>
          <table:table-cell table:formula="of:=IF(AND([.B27]&lt;3600;[.B27]&lt;&gt;&quot;&quot;;[.C2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6.dat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00988918" calcext:value-type="percentage">
            <text:p>0,0 %</text:p>
          </table:table-cell>
          <table:table-cell office:value-type="float" office:value="52178.2" calcext:value-type="float">
            <text:p>52178,2</text:p>
          </table:table-cell>
          <table:table-cell office:value-type="float" office:value="52183.3" calcext:value-type="float">
            <text:p>52183,3</text:p>
          </table:table-cell>
          <table:table-cell table:formula="of:=IF(AND([.B28]&lt;3600;[.B28]&lt;&gt;&quot;&quot;;[.C2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7.dat</text:p>
          </table:table-cell>
          <table:table-cell office:value-type="float" office:value="50" calcext:value-type="float">
            <text:p>50</text:p>
          </table:table-cell>
          <table:table-cell office:value-type="percentage" office:value="0.0000886259" calcext:value-type="percentage">
            <text:p>0,0 %</text:p>
          </table:table-cell>
          <table:table-cell office:value-type="float" office:value="60917.5" calcext:value-type="float">
            <text:p>60917,5</text:p>
          </table:table-cell>
          <table:table-cell office:value-type="float" office:value="60922.9" calcext:value-type="float">
            <text:p>60922,9</text:p>
          </table:table-cell>
          <table:table-cell table:formula="of:=IF(AND([.B29]&lt;3600;[.B29]&lt;&gt;&quot;&quot;;[.C2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8.dat</text:p>
          </table:table-cell>
          <table:table-cell office:value-type="float" office:value="50" calcext:value-type="float">
            <text:p>50</text:p>
          </table:table-cell>
          <table:table-cell office:value-type="percentage" office:value="0.0000816443" calcext:value-type="percentage">
            <text:p>0,0 %</text:p>
          </table:table-cell>
          <table:table-cell office:value-type="float" office:value="44648.4" calcext:value-type="float">
            <text:p>44648,4</text:p>
          </table:table-cell>
          <table:table-cell office:value-type="float" office:value="44652.1" calcext:value-type="float">
            <text:p>44652,1</text:p>
          </table:table-cell>
          <table:table-cell table:formula="of:=IF(AND([.B30]&lt;3600;[.B30]&lt;&gt;&quot;&quot;;[.C3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9.dat</text:p>
          </table:table-cell>
          <table:table-cell office:value-type="float" office:value="2770" calcext:value-type="float">
            <text:p>2770</text:p>
          </table:table-cell>
          <table:table-cell office:value-type="percentage" office:value="0.000099589" calcext:value-type="percentage">
            <text:p>0,0 %</text:p>
          </table:table-cell>
          <table:table-cell office:value-type="float" office:value="68786.9" calcext:value-type="float">
            <text:p>68786,9</text:p>
          </table:table-cell>
          <table:table-cell office:value-type="float" office:value="68793.7" calcext:value-type="float">
            <text:p>68793,7</text:p>
          </table:table-cell>
          <table:table-cell table:formula="of:=IF(AND([.B31]&lt;3600;[.B31]&lt;&gt;&quot;&quot;;[.C3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1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384304" calcext:value-type="percentage">
            <text:p>38,4 %</text:p>
          </table:table-cell>
          <table:table-cell office:value-type="float" office:value="80837" calcext:value-type="float">
            <text:p>80837</text:p>
          </table:table-cell>
          <table:table-cell office:value-type="float" office:value="131294" calcext:value-type="float">
            <text:p>131294</text:p>
          </table:table-cell>
          <table:table-cell table:formula="of:=IF(AND([.B32]&lt;3600;[.B32]&lt;&gt;&quot;&quot;;[.C32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10.dat</text:p>
          </table:table-cell>
          <table:table-cell office:value-type="float" office:value="3614" calcext:value-type="float">
            <text:p>3614</text:p>
          </table:table-cell>
          <table:table-cell office:value-type="percentage" office:value="0.629495" calcext:value-type="percentage">
            <text:p>62,9 %</text:p>
          </table:table-cell>
          <table:table-cell office:value-type="float" office:value="67078.4" calcext:value-type="float">
            <text:p>67078,4</text:p>
          </table:table-cell>
          <table:table-cell office:value-type="float" office:value="181046" calcext:value-type="float">
            <text:p>181046</text:p>
          </table:table-cell>
          <table:table-cell table:formula="of:=IF(AND([.B33]&lt;3600;[.B33]&lt;&gt;&quot;&quot;;[.C33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2.dat</text:p>
          </table:table-cell>
          <table:table-cell office:value-type="float" office:value="3610" calcext:value-type="float">
            <text:p>3610</text:p>
          </table:table-cell>
          <table:table-cell office:value-type="percentage" office:value="0.704069" calcext:value-type="percentage">
            <text:p>70,4 %</text:p>
          </table:table-cell>
          <table:table-cell office:value-type="float" office:value="74274.4" calcext:value-type="float">
            <text:p>74274,4</text:p>
          </table:table-cell>
          <table:table-cell office:value-type="float" office:value="250985" calcext:value-type="float">
            <text:p>250985</text:p>
          </table:table-cell>
          <table:table-cell table:formula="of:=IF(AND([.B34]&lt;3600;[.B34]&lt;&gt;&quot;&quot;;[.C34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3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372315" calcext:value-type="percentage">
            <text:p>37,2 %</text:p>
          </table:table-cell>
          <table:table-cell office:value-type="float" office:value="70196.2" calcext:value-type="float">
            <text:p>70196,2</text:p>
          </table:table-cell>
          <table:table-cell office:value-type="float" office:value="111833" calcext:value-type="float">
            <text:p>111833</text:p>
          </table:table-cell>
          <table:table-cell table:formula="of:=IF(AND([.B35]&lt;3600;[.B35]&lt;&gt;&quot;&quot;;[.C35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4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450511" calcext:value-type="percentage">
            <text:p>45,1 %</text:p>
          </table:table-cell>
          <table:table-cell office:value-type="float" office:value="68854.4" calcext:value-type="float">
            <text:p>68854,4</text:p>
          </table:table-cell>
          <table:table-cell office:value-type="float" office:value="125306" calcext:value-type="float">
            <text:p>125306</text:p>
          </table:table-cell>
          <table:table-cell table:formula="of:=IF(AND([.B36]&lt;3600;[.B36]&lt;&gt;&quot;&quot;;[.C36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5.dat</text:p>
          </table:table-cell>
          <table:table-cell office:value-type="float" office:value="3601" calcext:value-type="float">
            <text:p>3601</text:p>
          </table:table-cell>
          <table:table-cell office:value-type="percentage" office:value="0.68371" calcext:value-type="percentage">
            <text:p>68,4 %</text:p>
          </table:table-cell>
          <table:table-cell office:value-type="float" office:value="72020.6" calcext:value-type="float">
            <text:p>72020,6</text:p>
          </table:table-cell>
          <table:table-cell office:value-type="float" office:value="227704" calcext:value-type="float">
            <text:p>227704</text:p>
          </table:table-cell>
          <table:table-cell table:formula="of:=IF(AND([.B37]&lt;3600;[.B37]&lt;&gt;&quot;&quot;;[.C37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6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720522" calcext:value-type="percentage">
            <text:p>72,1 %</text:p>
          </table:table-cell>
          <table:table-cell office:value-type="float" office:value="74235.3" calcext:value-type="float">
            <text:p>74235,3</text:p>
          </table:table-cell>
          <table:table-cell office:value-type="float" office:value="265621" calcext:value-type="float">
            <text:p>265621</text:p>
          </table:table-cell>
          <table:table-cell table:formula="of:=IF(AND([.B38]&lt;3600;[.B38]&lt;&gt;&quot;&quot;;[.C38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7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657316" calcext:value-type="percentage">
            <text:p>65,7 %</text:p>
          </table:table-cell>
          <table:table-cell office:value-type="float" office:value="84778.6" calcext:value-type="float">
            <text:p>84778,6</text:p>
          </table:table-cell>
          <table:table-cell office:value-type="float" office:value="247396" calcext:value-type="float">
            <text:p>247396</text:p>
          </table:table-cell>
          <table:table-cell table:formula="of:=IF(AND([.B39]&lt;3600;[.B39]&lt;&gt;&quot;&quot;;[.C39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8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499162" calcext:value-type="percentage">
            <text:p>49,9 %</text:p>
          </table:table-cell>
          <table:table-cell office:value-type="float" office:value="91197.4" calcext:value-type="float">
            <text:p>91197,4</text:p>
          </table:table-cell>
          <table:table-cell office:value-type="float" office:value="182090" calcext:value-type="float">
            <text:p>182090</text:p>
          </table:table-cell>
          <table:table-cell table:formula="of:=IF(AND([.B40]&lt;3600;[.B40]&lt;&gt;&quot;&quot;;[.C40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9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356825" calcext:value-type="percentage">
            <text:p>35,7 %</text:p>
          </table:table-cell>
          <table:table-cell office:value-type="float" office:value="87846.9" calcext:value-type="float">
            <text:p>87846,9</text:p>
          </table:table-cell>
          <table:table-cell office:value-type="float" office:value="136583" calcext:value-type="float">
            <text:p>136583</text:p>
          </table:table-cell>
          <table:table-cell table:formula="of:=IF(AND([.B41]&lt;3600;[.B41]&lt;&gt;&quot;&quot;;[.C41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1.dat</text:p>
          </table:table-cell>
          <table:table-cell office:value-type="float" office:value="3615" calcext:value-type="float">
            <text:p>3615</text:p>
          </table:table-cell>
          <table:table-cell office:value-type="percentage" office:value="0.657476" calcext:value-type="percentage">
            <text:p>65,7 %</text:p>
          </table:table-cell>
          <table:table-cell office:value-type="float" office:value="87911.8" calcext:value-type="float">
            <text:p>87911,8</text:p>
          </table:table-cell>
          <table:table-cell office:value-type="float" office:value="256658" calcext:value-type="float">
            <text:p>256658</text:p>
          </table:table-cell>
          <table:table-cell table:formula="of:=IF(AND([.B42]&lt;3600;[.B42]&lt;&gt;&quot;&quot;;[.C42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10.dat</text:p>
          </table:table-cell>
          <table:table-cell office:value-type="float" office:value="3602" calcext:value-type="float">
            <text:p>36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AND([.B43]&lt;3600;[.B43]&lt;&gt;&quot;&quot;;[.C43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2.dat</text:p>
          </table:table-cell>
          <table:table-cell office:value-type="float" office:value="3616" calcext:value-type="float">
            <text:p>3616</text:p>
          </table:table-cell>
          <table:table-cell office:value-type="percentage" office:value="0.564348" calcext:value-type="percentage">
            <text:p>56,4 %</text:p>
          </table:table-cell>
          <table:table-cell office:value-type="float" office:value="89067.1" calcext:value-type="float">
            <text:p>89067,1</text:p>
          </table:table-cell>
          <table:table-cell office:value-type="float" office:value="204446" calcext:value-type="float">
            <text:p>204446</text:p>
          </table:table-cell>
          <table:table-cell table:formula="of:=IF(AND([.B44]&lt;3600;[.B44]&lt;&gt;&quot;&quot;;[.C44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3.dat</text:p>
          </table:table-cell>
          <table:table-cell office:value-type="float" office:value="3613" calcext:value-type="float">
            <text:p>36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AND([.B45]&lt;3600;[.B45]&lt;&gt;&quot;&quot;;[.C45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4.dat</text:p>
          </table:table-cell>
          <table:table-cell office:value-type="float" office:value="3601" calcext:value-type="float">
            <text:p>3601</text:p>
          </table:table-cell>
          <table:table-cell office:value-type="percentage" office:value="0.937124" calcext:value-type="percentage">
            <text:p>93,7 %</text:p>
          </table:table-cell>
          <table:table-cell office:value-type="float" office:value="80861.1" calcext:value-type="float">
            <text:p>80861,1</text:p>
          </table:table-cell>
          <table:table-cell office:value-type="float" office:value="1286050" calcext:value-type="float">
            <text:p>1286050</text:p>
          </table:table-cell>
          <table:table-cell table:formula="of:=IF(AND([.B46]&lt;3600;[.B46]&lt;&gt;&quot;&quot;;[.C46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5.dat</text:p>
          </table:table-cell>
          <table:table-cell office:value-type="float" office:value="3601" calcext:value-type="float">
            <text:p>36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AND([.B47]&lt;3600;[.B47]&lt;&gt;&quot;&quot;;[.C47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6.dat</text:p>
          </table:table-cell>
          <table:table-cell office:value-type="float" office:value="3601" calcext:value-type="float">
            <text:p>36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AND([.B48]&lt;3600;[.B48]&lt;&gt;&quot;&quot;;[.C48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7.dat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AND([.B49]&lt;3600;[.B49]&lt;&gt;&quot;&quot;;[.C49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8.dat</text:p>
          </table:table-cell>
          <table:table-cell office:value-type="float" office:value="3620" calcext:value-type="float">
            <text:p>36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AND([.B50]&lt;3600;[.B50]&lt;&gt;&quot;&quot;;[.C50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9.dat</text:p>
          </table:table-cell>
          <table:table-cell office:value-type="float" office:value="3612" calcext:value-type="float">
            <text:p>3612</text:p>
          </table:table-cell>
          <table:table-cell office:value-type="percentage" office:value="0.956425" calcext:value-type="percentage">
            <text:p>95,6 %</text:p>
          </table:table-cell>
          <table:table-cell office:value-type="float" office:value="92462.6" calcext:value-type="float">
            <text:p>92462,6</text:p>
          </table:table-cell>
          <table:table-cell office:value-type="float" office:value="2121930" calcext:value-type="float">
            <text:p>2121930</text:p>
          </table:table-cell>
          <table:table-cell table:formula="of:=IF(AND([.B51]&lt;3600;[.B51]&lt;&gt;&quot;&quot;;[.C51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 table:number-rows-repeated="1048524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'BACASP-S'.A1:'BACASP-S'.E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percentage-style style:name="N104">
      <number:number number:decimal-places="1" number:min-decimal-places="1" number:min-integer-digits="1"/>
      <number:text> %</number:text>
    </number:percentage-style>
    <number:number-style style:name="N105">
      <number:scientific-number number:decimal-places="3" number:min-decimal-places="3" number:min-integer-digits="1" number:min-exponent-digits="2" number:exponent-interval="1" number:forced-exponent-sign="true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percentage-style style:name="N106">
      <number:number number:decimal-places="1" number:min-decimal-places="1" number:min-integer-digits="1"/>
      <number:text>%</number:text>
    </number:percentage-style>
    <number:percentage-style style:name="N107">
      <number:number number:decimal-places="2" number:min-decimal-places="2" number:min-integer-digits="1"/>
      <number:text>%</number:text>
    </number:percentag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percentage-style style:name="N110">
      <number:number number:decimal-places="3" number:min-decimal-places="3" number:min-integer-digits="1"/>
      <number:text>%</number:text>
    </number:percentage-style>
    <number:percentage-style style:name="N111">
      <number:number number:decimal-places="4" number:min-decimal-places="4" number:min-integer-digits="1"/>
      <number:text>%</number:text>
    </number:percentage-style>
    <number:percentage-style style:name="N112">
      <number:number number:decimal-places="5" number:min-decimal-places="5" number:min-integer-digits="1"/>
      <number:text>%</number:text>
    </number:percentage-style>
    <number:number-style style:name="N113">
      <number:number number:decimal-places="1" number:min-decimal-places="1" number:min-integer-digits="1" number:grouping="true"/>
    </number:number-style>
    <number:number-style style:name="N114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15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6">
      <number:number number:decimal-places="1" number:min-decimal-places="1"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8T11:12:27.605451291</meta:creation-date>
    <dc:date>2023-07-18T13:08:47.047459411</dc:date>
    <meta:editing-duration>PT1H24M57S</meta:editing-duration>
    <meta:editing-cycles>28</meta:editing-cycles>
    <meta:generator>LibreOffice/7.3.7.2$Linux_X86_64 LibreOffice_project/30$Build-2</meta:generator>
    <meta:document-statistic meta:table-count="1" meta:cell-count="294" meta:object-count="0"/>
  </office:meta>
</office:document-meta>
</file>